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style:text-underline-style="solid" style:text-underline-width="auto" style:text-underline-color="font-color" officeooo:rsid="00055d4e" officeooo:paragraph-rsid="00055d4e"/>
    </style:style>
    <style:style style:name="P2" style:family="paragraph" style:parent-style-name="Table_20_Contents">
      <style:text-properties style:font-name="Liberation Sans" officeooo:rsid="00055d4e" officeooo:paragraph-rsid="00055d4e"/>
    </style:style>
    <style:style style:name="P3" style:family="paragraph" style:parent-style-name="Table_20_Contents">
      <style:text-properties style:font-name="Liberation Sans" fo:font-weight="bold" officeooo:rsid="00055d4e" officeooo:paragraph-rsid="00055d4e" style:font-weight-asian="bold" style:font-weight-complex="bold"/>
    </style:style>
    <style:style style:name="T1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übersicht</text:p>
      <text:p text:style-name="P1"><text:span text:style-name="T1"/></text:p>
      <table:table table:name="Tabelle1" table:style-name="Tabelle1">
        <table:table-column table:style-name="Tabelle1.A" table:number-columns-repeated="2"/>
        <table:table-row table:style-name="TableLine94806683029168">
          <table:table-cell table:style-name="Tabelle1.A1" office:value-type="string">
            <text:p text:style-name="P3">Klasse</text:p>
          </table:table-cell>
          <table:table-cell table:style-name="Tabelle1.B1" office:value-type="string">
            <text:p text:style-name="P3">Autor</text:p>
          </table:table-cell>
        </table:table-row>
        <table:table-row table:style-name="TableLine94806683029168">
          <table:table-cell table:style-name="Tabelle1.A2" office:value-type="string">
            <text:p text:style-name="P2">animations</text:p>
          </table:table-cell>
          <table:table-cell table:style-name="Tabelle1.B2" office:value-type="string">
            <text:p text:style-name="P2">von Ende</text:p>
          </table:table-cell>
        </table:table-row>
        <table:table-row table:style-name="TableLine94806683029168">
          <table:table-cell table:style-name="Tabelle1.A2" office:value-type="string">
            <text:p text:style-name="P2">arena</text:p>
          </table:table-cell>
          <table:table-cell table:style-name="Tabelle1.B2" office:value-type="string">
            <text:p text:style-name="P2">Rösch</text:p>
          </table:table-cell>
        </table:table-row>
        <table:table-row table:style-name="TableLine94806683029168">
          <table:table-cell table:style-name="Tabelle1.A2" office:value-type="string">
            <text:p text:style-name="P2">characters</text:p>
          </table:table-cell>
          <table:table-cell table:style-name="Tabelle1.B2" office:value-type="string">
            <text:p text:style-name="P2">von Ende</text:p>
          </table:table-cell>
        </table:table-row>
        <table:table-row table:style-name="TableLine94806683029168">
          <table:table-cell table:style-name="Tabelle1.A2" office:value-type="string">
            <text:p text:style-name="P2">gameStat</text:p>
          </table:table-cell>
          <table:table-cell table:style-name="Tabelle1.B2" office:value-type="string">
            <text:p text:style-name="P2">Grell</text:p>
          </table:table-cell>
        </table:table-row>
        <table:table-row table:style-name="TableLine94806683029168">
          <table:table-cell table:style-name="Tabelle1.A2" office:value-type="string">
            <text:p text:style-name="P2">level</text:p>
          </table:table-cell>
          <table:table-cell table:style-name="Tabelle1.B2" office:value-type="string">
            <text:p text:style-name="P2">Grell</text:p>
          </table:table-cell>
        </table:table-row>
        <table:table-row table:style-name="TableLine94806683029168">
          <table:table-cell table:style-name="Tabelle1.A2" office:value-type="string">
            <text:p text:style-name="P2">sounds</text:p>
          </table:table-cell>
          <table:table-cell table:style-name="Tabelle1.B2" office:value-type="string">
            <text:p text:style-name="P2">von Ende</text:p>
          </table:table-cell>
        </table:table-row>
        <table:table-row table:style-name="TableLine94806683029168">
          <table:table-cell table:style-name="Tabelle1.A2" office:value-type="string">
            <text:p text:style-name="P2">text</text:p>
          </table:table-cell>
          <table:table-cell table:style-name="Tabelle1.B2" office:value-type="string">
            <text:p text:style-name="P2">von Ende</text:p>
          </table:table-cell>
        </table:table-row>
        <table:table-row table:style-name="TableLine94806683029168">
          <table:table-cell table:style-name="Tabelle1.A2" office:value-type="string">
            <text:p text:style-name="P2">tiles</text:p>
          </table:table-cell>
          <table:table-cell table:style-name="Tabelle1.B2" office:value-type="string">
            <text:p text:style-name="P2">Grell</text:p>
          </table:table-cell>
        </table:table-row>
        <table:table-row table:style-name="TableLine94806683029168">
          <table:table-cell table:style-name="Tabelle1.A2" office:value-type="string">
            <text:p text:style-name="P2">titlebar</text:p>
          </table:table-cell>
          <table:table-cell table:style-name="Tabelle1.B2" office:value-type="string">
            <text:p text:style-name="P2">von Ende</text:p>
          </table:table-cell>
        </table:table-row>
      </table:table>
      <text:p text:style-name="P1"><text:span text:style-name="T1"/></text:p>
      <text:p text:style-name="P1"><text:span text:style-name="T1">Die Hauptroutine wurde von alle Kontributoren gemeinsam erarbeite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5:38:07.242921357</meta:creation-date>
    <dc:title>Standarddokument</dc:title>
    <meta:editing-duration>PT9M21S</meta:editing-duration>
    <meta:editing-cycles>2</meta:editing-cycles>
    <meta:generator>LibreOffice/6.4.7.2$Linux_X86_64 LibreOffice_project/40$Build-2</meta:generator>
    <dc:date>2021-06-05T15:47:28.479561402</dc:date>
    <meta:document-statistic meta:table-count="1" meta:image-count="0" meta:object-count="0" meta:page-count="1" meta:paragraph-count="22" meta:word-count="34" meta:character-count="215" meta:non-whitespace-character-count="203"/>
    <meta:template xlink:type="simple" xlink:actuate="onRequest" xlink:title="Standarddokument" xlink:href="../../../Vorlagen/Standarddokument.ott" meta:date="2021-06-05T15:38:06.659453487"/>
  </office:meta>
</office:document-meta>
</file>